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235cm" svg:stroke-color="#000000" draw:marker-start-width="2.051cm" draw:marker-end-width="2.051cm" draw:fill="none" draw:fill-color="#729fcf" draw:textarea-horizontal-align="justify" draw:textarea-vertical-align="middle" draw:auto-grow-height="false" fo:min-height="15.206cm" fo:min-width="14.956cm" fo:padding-top="0.741cm" fo:padding-bottom="0.741cm" fo:padding-left="0.866cm" fo:padding-right="0.866cm"/>
    </style:style>
    <style:style style:name="gr2" style:family="graphic" style:parent-style-name="objectwithoutfill">
      <style:graphic-properties svg:stroke-width="1.27cm" svg:stroke-color="#000000" draw:marker-start-width="2.105cm" draw:marker-end-width="2.105cm" draw:fill="none" draw:textarea-vertical-align="middle" fo:padding-top="0.76cm" fo:padding-bottom="0.76cm" fo:padding-left="0.885cm" fo:padding-right="0.885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3.6cm" svg:height="23.6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5.48cm" svg:height="4.525cm" draw:transform="skewX (7.50925103732274E-017) rotate (-0.932354886415372) translate (7.91011144743702cm 13.743316648949cm)" svg:viewBox="0 0 5481 4526" svg:d="M0 845c827 5438 6222 4593 5395-845z">
          <text:p/>
        </draw:path>
        <draw:path draw:style-name="gr2" draw:text-style-name="P2" draw:layer="layout" svg:width="11.369cm" svg:height="7.06cm" draw:transform="rotate (0.807563844897776) translate (8.40908322856967cm 12.8478454978518cm)" svg:viewBox="0 0 11370 7061" svg:d="M0 5576c4434-143 4399 1413 7651 1485 2479-158 3425-1339 3714-2946 62-1497-409-2569-2800-3500s-6600-499-8500-600z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14:43:09.255000000</meta:creation-date>
    <dc:date>2023-07-24T12:37:57.922000000</dc:date>
    <meta:editing-duration>PT33M30S</meta:editing-duration>
    <meta:editing-cycles>2</meta:editing-cycles>
    <meta:generator>LibreOffice/6.3.2.2$Windows_X86_64 LibreOffice_project/98b30e735bda24bc04ab42594c85f7fd8be07b9c</meta:generator>
    <meta:document-statistic meta:object-count="3"/>
  </office:meta>
</office:document-meta>
</file>